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5.509cm"/>
    </style:style>
    <style:style style:name="co7" style:family="table-column">
      <style:table-column-properties fo:break-before="auto" style:column-width="1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Money</text:p>
          </table:table-cell>
          <table:table-cell table:number-columns-repeated="2"/>
          <table:table-cell office:value-type="string" calcext:value-type="string">
            <text:p>Transaction name</text:p>
          </table:table-cell>
          <table:table-cell office:value-type="string" calcext:value-type="string">
            <text:p>Incomings</text:p>
          </table:table-cell>
          <table:table-cell office:value-type="string" calcext:value-type="string">
            <text:p>Outgoings</text:p>
          </table:table-cell>
          <table:table-cell table:number-columns-repeated="3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3"/>
          <table:table-cell table:formula="of:=IF([.A2]&lt;0;[.A2];&quot;&quot;)">
            <text:p/>
          </table:table-cell>
          <table:table-cell table:formula="of:=IF([.A2]&gt;0;[.A2];&quot;&quot;)" office:value-type="float" office:value="2145" calcext:value-type="float">
            <text:p>2145</text:p>
          </table:table-cell>
          <table:table-cell table:number-columns-repeated="3"/>
        </table:table-row>
        <table:table-row table:style-name="ro1">
          <table:table-cell office:value-type="float" office:value="-4505" calcext:value-type="float">
            <text:p>-4505</text:p>
          </table:table-cell>
          <table:table-cell table:number-columns-repeated="3"/>
          <table:table-cell table:formula="of:=IF([.A3]&lt;0;[.A3];&quot;&quot;)" office:value-type="float" office:value="-4505" calcext:value-type="float">
            <text:p>-4505</text:p>
          </table:table-cell>
          <table:table-cell table:formula="of:=IF([.A3]&gt;0;[.A3];&quot;&quot;)">
            <text:p/>
          </table:table-cell>
          <table:table-cell table:number-columns-repeated="3"/>
        </table:table-row>
        <table:table-row table:style-name="ro1">
          <table:table-cell office:value-type="float" office:value="-3920" calcext:value-type="float">
            <text:p>-3920</text:p>
          </table:table-cell>
          <table:table-cell table:number-columns-repeated="3"/>
          <table:table-cell table:formula="of:=IF([.A4]&lt;0;[.A4];&quot;&quot;)" office:value-type="float" office:value="-3920" calcext:value-type="float">
            <text:p>-3920</text:p>
          </table:table-cell>
          <table:table-cell table:formula="of:=IF([.A4]&gt;0;[.A4];&quot;&quot;)">
            <text:p/>
          </table:table-cell>
          <table:table-cell table:number-columns-repeated="3"/>
        </table:table-row>
        <table:table-row table:style-name="ro1">
          <table:table-cell office:value-type="float" office:value="-294" calcext:value-type="float">
            <text:p>-294</text:p>
          </table:table-cell>
          <table:table-cell table:number-columns-repeated="3"/>
          <table:table-cell table:formula="of:=IF([.A5]&lt;0;[.A5];&quot;&quot;)" office:value-type="float" office:value="-294" calcext:value-type="float">
            <text:p>-294</text:p>
          </table:table-cell>
          <table:table-cell table:formula="of:=IF([.A5]&gt;0;[.A5];&quot;&quot;)">
            <text:p/>
          </table:table-cell>
          <table:table-cell table:number-columns-repeated="3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3"/>
          <table:table-cell table:formula="of:=IF([.A6]&lt;0;[.A6];&quot;&quot;)">
            <text:p/>
          </table:table-cell>
          <table:table-cell table:formula="of:=IF([.A6]&gt;0;[.A6];&quot;&quot;)" office:value-type="float" office:value="2552" calcext:value-type="float">
            <text:p>2552</text:p>
          </table:table-cell>
          <table:table-cell table:number-columns-repeated="3"/>
        </table:table-row>
        <table:table-row table:style-name="ro1">
          <table:table-cell office:value-type="float" office:value="-2538" calcext:value-type="float">
            <text:p>-2538</text:p>
          </table:table-cell>
          <table:table-cell table:number-columns-repeated="3"/>
          <table:table-cell table:formula="of:=IF([.A7]&lt;0;[.A7];&quot;&quot;)" office:value-type="float" office:value="-2538" calcext:value-type="float">
            <text:p>-2538</text:p>
          </table:table-cell>
          <table:table-cell table:formula="of:=IF([.A7]&gt;0;[.A7];&quot;&quot;)">
            <text:p/>
          </table:table-cell>
          <table:table-cell table:number-columns-repeated="3"/>
        </table:table-row>
        <table:table-row table:style-name="ro1">
          <table:table-cell office:value-type="float" office:value="-3237" calcext:value-type="float">
            <text:p>-3237</text:p>
          </table:table-cell>
          <table:table-cell table:number-columns-repeated="3"/>
          <table:table-cell table:formula="of:=IF([.A8]&lt;0;[.A8];&quot;&quot;)" office:value-type="float" office:value="-3237" calcext:value-type="float">
            <text:p>-3237</text:p>
          </table:table-cell>
          <table:table-cell table:formula="of:=IF([.A8]&gt;0;[.A8];&quot;&quot;)">
            <text:p/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  <table:table-cell table:formula="of:=IF([.A9]&lt;0;[.A9];&quot;&quot;)">
            <text:p/>
          </table:table-cell>
          <table:table-cell table:formula="of:=IF([.A9]&gt;0;[.A9];&quot;&quot;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3"/>
          <table:table-cell table:formula="of:=IF([.A10]&lt;0;[.A10];&quot;&quot;)">
            <text:p/>
          </table:table-cell>
          <table:table-cell table:formula="of:=IF([.A10]&gt;0;[.A10];&quot;&quot;)" office:value-type="float" office:value="7553" calcext:value-type="float">
            <text:p>7553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  <table:table-cell table:formula="of:=IF([.A11]&lt;0;[.A11];&quot;&quot;)">
            <text:p/>
          </table:table-cell>
          <table:table-cell table:formula="of:=IF([.A11]&gt;0;[.A11];&quot;&quot;)"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-2912" calcext:value-type="float">
            <text:p>-2912</text:p>
          </table:table-cell>
          <table:table-cell table:number-columns-repeated="3"/>
          <table:table-cell table:formula="of:=IF([.A12]&lt;0;[.A12];&quot;&quot;)" office:value-type="float" office:value="-2912" calcext:value-type="float">
            <text:p>-2912</text:p>
          </table:table-cell>
          <table:table-cell table:formula="of:=IF([.A12]&gt;0;[.A12];&quot;&quot;)">
            <text:p/>
          </table:table-cell>
          <table:table-cell table:number-columns-repeated="3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3"/>
          <table:table-cell table:formula="of:=IF([.A13]&lt;0;[.A13];&quot;&quot;)">
            <text:p/>
          </table:table-cell>
          <table:table-cell table:formula="of:=IF([.A13]&gt;0;[.A13];&quot;&quot;)" office:value-type="float" office:value="7310" calcext:value-type="float">
            <text:p>7310</text:p>
          </table:table-cell>
          <table:table-cell table:number-columns-repeated="3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3"/>
          <table:table-cell table:formula="of:=IF([.A14]&lt;0;[.A14];&quot;&quot;)">
            <text:p/>
          </table:table-cell>
          <table:table-cell table:formula="of:=IF([.A14]&gt;0;[.A14];&quot;&quot;)" office:value-type="float" office:value="4680" calcext:value-type="float">
            <text:p>4680</text:p>
          </table:table-cell>
          <table:table-cell table:number-columns-repeated="3"/>
        </table:table-row>
        <table:table-row table:style-name="ro1">
          <table:table-cell office:value-type="float" office:value="-189" calcext:value-type="float">
            <text:p>-189</text:p>
          </table:table-cell>
          <table:table-cell table:number-columns-repeated="3"/>
          <table:table-cell table:formula="of:=IF([.A15]&lt;0;[.A15];&quot;&quot;)" office:value-type="float" office:value="-189" calcext:value-type="float">
            <text:p>-189</text:p>
          </table:table-cell>
          <table:table-cell table:formula="of:=IF([.A15]&gt;0;[.A15];&quot;&quot;)">
            <text:p/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  <table:table-cell table:formula="of:=IF([.A16]&lt;0;[.A16];&quot;&quot;)">
            <text:p/>
          </table:table-cell>
          <table:table-cell table:formula="of:=IF([.A16]&gt;0;[.A16];&quot;&quot;)"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  <table:table-cell table:formula="of:=IF([.A17]&lt;0;[.A17];&quot;&quot;)">
            <text:p/>
          </table:table-cell>
          <table:table-cell table:formula="of:=IF([.A17]&gt;0;[.A17];&quot;&quot;)"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"/>
          <table:table-cell table:formula="of:=IF([.A18]&lt;0;[.A18];&quot;&quot;)">
            <text:p/>
          </table:table-cell>
          <table:table-cell table:formula="of:=IF([.A18]&gt;0;[.A18];&quot;&quot;)" office:value-type="float" office:value="1044" calcext:value-type="float">
            <text:p>1044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  <table:table-cell table:formula="of:=IF([.A19]&lt;0;[.A19];&quot;&quot;)">
            <text:p/>
          </table:table-cell>
          <table:table-cell table:formula="of:=IF([.A19]&gt;0;[.A19];&quot;&quot;)"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3"/>
          <table:table-cell table:formula="of:=IF([.A20]&lt;0;[.A20];&quot;&quot;)">
            <text:p/>
          </table:table-cell>
          <table:table-cell table:formula="of:=IF([.A20]&gt;0;[.A20];&quot;&quot;)" office:value-type="float" office:value="2136" calcext:value-type="float">
            <text:p>2136</text:p>
          </table:table-cell>
          <table:table-cell table:number-columns-repeated="3"/>
        </table:table-row>
        <table:table-row table:style-name="ro1">
          <table:table-cell office:value-type="float" office:value="-4300" calcext:value-type="float">
            <text:p>-4300</text:p>
          </table:table-cell>
          <table:table-cell table:number-columns-repeated="3"/>
          <table:table-cell table:formula="of:=IF([.A21]&lt;0;[.A21];&quot;&quot;)" office:value-type="float" office:value="-4300" calcext:value-type="float">
            <text:p>-4300</text:p>
          </table:table-cell>
          <table:table-cell table:formula="of:=IF([.A21]&gt;0;[.A21];&quot;&quot;)">
            <text:p/>
          </table:table-cell>
          <table:table-cell table:number-columns-repeated="3"/>
        </table:table-row>
        <table:table-row table:style-name="ro1">
          <table:table-cell office:value-type="float" office:value="-2632" calcext:value-type="float">
            <text:p>-2632</text:p>
          </table:table-cell>
          <table:table-cell table:number-columns-repeated="3"/>
          <table:table-cell table:formula="of:=IF([.A22]&lt;0;[.A22];&quot;&quot;)" office:value-type="float" office:value="-2632" calcext:value-type="float">
            <text:p>-2632</text:p>
          </table:table-cell>
          <table:table-cell table:formula="of:=IF([.A22]&gt;0;[.A22];&quot;&quot;)">
            <text:p/>
          </table:table-cell>
          <table:table-cell table:number-columns-repeated="3"/>
        </table:table-row>
        <table:table-row table:style-name="ro1">
          <table:table-cell office:value-type="float" office:value="-2541" calcext:value-type="float">
            <text:p>-2541</text:p>
          </table:table-cell>
          <table:table-cell table:number-columns-repeated="3"/>
          <table:table-cell table:formula="of:=IF([.A23]&lt;0;[.A23];&quot;&quot;)" office:value-type="float" office:value="-2541" calcext:value-type="float">
            <text:p>-2541</text:p>
          </table:table-cell>
          <table:table-cell table:formula="of:=IF([.A23]&gt;0;[.A23];&quot;&quot;)">
            <text:p/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3"/>
          <table:table-cell table:formula="of:=IF([.A24]&lt;0;[.A24];&quot;&quot;)">
            <text:p/>
          </table:table-cell>
          <table:table-cell table:formula="of:=IF([.A24]&gt;0;[.A24];&quot;&quot;)"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3"/>
          <table:table-cell table:formula="of:=IF([.A25]&lt;0;[.A25];&quot;&quot;)">
            <text:p/>
          </table:table-cell>
          <table:table-cell table:formula="of:=IF([.A25]&gt;0;[.A25];&quot;&quot;)" office:value-type="float" office:value="5148" calcext:value-type="float">
            <text:p>5148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  <table:table-cell table:formula="of:=IF([.A26]&lt;0;[.A26];&quot;&quot;)">
            <text:p/>
          </table:table-cell>
          <table:table-cell table:formula="of:=IF([.A26]&gt;0;[.A26];&quot;&quot;)"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  <table:table-cell table:formula="of:=IF([.A27]&lt;0;[.A27];&quot;&quot;)">
            <text:p/>
          </table:table-cell>
          <table:table-cell table:formula="of:=IF([.A27]&gt;0;[.A27];&quot;&quot;)"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  <table:table-cell table:formula="of:=IF([.A28]&lt;0;[.A28];&quot;&quot;)">
            <text:p/>
          </table:table-cell>
          <table:table-cell table:formula="of:=IF([.A28]&gt;0;[.A28];&quot;&quot;)"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3"/>
          <table:table-cell table:style-name="ce2" table:formula="of:=IF([.A29]&lt;0;[.A29];&quot;&quot;)">
            <text:p/>
          </table:table-cell>
          <table:table-cell table:formula="of:=IF([.A29]&gt;0;[.A29];&quot;&quot;)" office:value-type="float" office:value="1938" calcext:value-type="float">
            <text:p>1938</text:p>
          </table:table-cell>
          <table:table-cell table:number-columns-repeated="3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3"/>
          <table:table-cell table:style-name="ce2" table:formula="of:=IF([.A30]&lt;0;[.A30];&quot;&quot;)">
            <text:p/>
          </table:table-cell>
          <table:table-cell table:formula="of:=IF([.A30]&gt;0;[.A30];&quot;&quot;)" office:value-type="float" office:value="5544" calcext:value-type="float">
            <text:p>5544</text:p>
          </table:table-cell>
          <table:table-cell table:number-columns-repeated="3"/>
        </table:table-row>
        <table:table-row table:style-name="ro1">
          <table:table-cell office:value-type="float" office:value="-4692" calcext:value-type="float">
            <text:p>-4692</text:p>
          </table:table-cell>
          <table:table-cell table:number-columns-repeated="3"/>
          <table:table-cell table:style-name="ce2" table:formula="of:=IF([.A31]&lt;0;[.A31];&quot;&quot;)" office:value-type="float" office:value="-4692" calcext:value-type="float">
            <text:p>-4692</text:p>
          </table:table-cell>
          <table:table-cell table:formula="of:=IF([.A31]&gt;0;[.A31];&quot;&quot;)">
            <text:p/>
          </table:table-cell>
          <table:table-cell table:number-columns-repeated="3"/>
        </table:table-row>
        <table:table-row table:style-name="ro1">
          <table:table-cell office:value-type="float" office:value="-1314" calcext:value-type="float">
            <text:p>-1314</text:p>
          </table:table-cell>
          <table:table-cell table:number-columns-repeated="3"/>
          <table:table-cell table:style-name="ce2" table:formula="of:=IF([.A32]&lt;0;[.A32];&quot;&quot;)" office:value-type="float" office:value="-1314" calcext:value-type="float">
            <text:p>-1314</text:p>
          </table:table-cell>
          <table:table-cell table:formula="of:=IF([.A32]&gt;0;[.A32];&quot;&quot;)">
            <text:p/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3"/>
          <table:table-cell table:formula="of:=IF([.A33]&lt;0;[.A33];&quot;&quot;)">
            <text:p/>
          </table:table-cell>
          <table:table-cell table:style-name="ce2" table:formula="of:=IF([.A33]&gt;0;[.A33];&quot;&quot;)" office:value-type="float" office:value="2508" calcext:value-type="float">
            <text:p>2508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-36" calcext:value-type="float">
            <text:p>-36</text:p>
          </table:table-cell>
          <table:table-cell table:number-columns-repeated="3"/>
          <table:table-cell table:formula="of:=IF([.A34]&lt;0;[.A34];&quot;&quot;)" office:value-type="float" office:value="-36" calcext:value-type="float">
            <text:p>-36</text:p>
          </table:table-cell>
          <table:table-cell table:style-name="ce2" table:formula="of:=IF([.A34]&gt;0;[.A34];&quot;&quot;)">
            <text:p/>
          </table:table-cell>
          <table:table-cell table:number-columns-repeated="3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3"/>
          <table:table-cell table:formula="of:=IF([.A35]&lt;0;[.A35];&quot;&quot;)">
            <text:p/>
          </table:table-cell>
          <table:table-cell table:style-name="ce2" table:formula="of:=IF([.A35]&gt;0;[.A35];&quot;&quot;)" office:value-type="float" office:value="4266" calcext:value-type="float">
            <text:p>4266</text:p>
          </table:table-cell>
          <table:table-cell table:number-columns-repeated="3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3"/>
          <table:table-cell table:style-name="ce2" table:formula="of:=IF([.A36]&lt;0;[.A36];&quot;&quot;)">
            <text:p/>
          </table:table-cell>
          <table:table-cell table:formula="of:=IF([.A36]&gt;0;[.A36];&quot;&quot;)" office:value-type="float" office:value="4576" calcext:value-type="float">
            <text:p>4576</text:p>
          </table:table-cell>
          <table:table-cell table:number-columns-repeated="3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3"/>
          <table:table-cell table:formula="of:=IF([.A37]&lt;0;[.A37];&quot;&quot;)">
            <text:p/>
          </table:table-cell>
          <table:table-cell table:style-name="ce2" table:formula="of:=IF([.A37]&gt;0;[.A37];&quot;&quot;)" office:value-type="float" office:value="2275" calcext:value-type="float">
            <text:p>2275</text:p>
          </table:table-cell>
          <table:table-cell table:number-columns-repeated="3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3"/>
          <table:table-cell table:style-name="ce2" table:formula="of:=IF([.A38]&lt;0;[.A38];&quot;&quot;)">
            <text:p/>
          </table:table-cell>
          <table:table-cell table:formula="of:=IF([.A38]&gt;0;[.A38];&quot;&quot;)" office:value-type="float" office:value="2236" calcext:value-type="float">
            <text:p>2236</text:p>
          </table:table-cell>
          <table:table-cell table:number-columns-repeated="3"/>
        </table:table-row>
        <table:table-row table:style-name="ro1">
          <table:table-cell office:value-type="float" office:value="-1596" calcext:value-type="float">
            <text:p>-1596</text:p>
          </table:table-cell>
          <table:table-cell table:number-columns-repeated="3"/>
          <table:table-cell table:formula="of:=IF([.A39]&lt;0;[.A39];&quot;&quot;)" office:value-type="float" office:value="-1596" calcext:value-type="float">
            <text:p>-1596</text:p>
          </table:table-cell>
          <table:table-cell table:style-name="ce2" table:formula="of:=IF([.A39]&gt;0;[.A39];&quot;&quot;)">
            <text:p/>
          </table:table-cell>
          <table:table-cell table:number-columns-repeated="3"/>
        </table:table-row>
        <table:table-row table:style-name="ro1">
          <table:table-cell office:value-type="float" office:value="-4959" calcext:value-type="float">
            <text:p>-4959</text:p>
          </table:table-cell>
          <table:table-cell table:number-columns-repeated="3"/>
          <table:table-cell table:style-name="ce2" table:formula="of:=IF([.A40]&lt;0;[.A40];&quot;&quot;)" office:value-type="float" office:value="-4959" calcext:value-type="float">
            <text:p>-4959</text:p>
          </table:table-cell>
          <table:table-cell table:formula="of:=IF([.A40]&gt;0;[.A40];&quot;&quot;)">
            <text:p/>
          </table:table-cell>
          <table:table-cell table:number-columns-repeated="3"/>
        </table:table-row>
        <table:table-row table:style-name="ro1">
          <table:table-cell office:value-type="float" office:value="-816" calcext:value-type="float">
            <text:p>-816</text:p>
          </table:table-cell>
          <table:table-cell table:number-columns-repeated="3"/>
          <table:table-cell table:formula="of:=IF([.A41]&lt;0;[.A41];&quot;&quot;)" office:value-type="float" office:value="-816" calcext:value-type="float">
            <text:p>-816</text:p>
          </table:table-cell>
          <table:table-cell table:style-name="ce2" table:formula="of:=IF([.A41]&gt;0;[.A41];&quot;&quot;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  <table:table-cell table:formula="of:=IF([.A42]&lt;0;[.A42];&quot;&quot;)">
            <text:p/>
          </table:table-cell>
          <table:table-cell table:style-name="ce2" table:formula="of:=IF([.A42]&gt;0;[.A42];&quot;&quot;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-4539" calcext:value-type="float">
            <text:p>-4539</text:p>
          </table:table-cell>
          <table:table-cell table:number-columns-repeated="3"/>
          <table:table-cell table:style-name="ce2" table:formula="of:=IF([.A43]&lt;0;[.A43];&quot;&quot;)" office:value-type="float" office:value="-4539" calcext:value-type="float">
            <text:p>-4539</text:p>
          </table:table-cell>
          <table:table-cell table:formula="of:=IF([.A43]&gt;0;[.A43];&quot;&quot;)">
            <text:p/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  <table:table-cell table:style-name="ce2" table:formula="of:=IF([.A44]&lt;0;[.A44];&quot;&quot;)">
            <text:p/>
          </table:table-cell>
          <table:table-cell table:formula="of:=IF([.A44]&gt;0;[.A44];&quot;&quot;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-153" calcext:value-type="float">
            <text:p>-153</text:p>
          </table:table-cell>
          <table:table-cell table:number-columns-repeated="3"/>
          <table:table-cell table:formula="of:=IF([.A45]&lt;0;[.A45];&quot;&quot;)" office:value-type="float" office:value="-153" calcext:value-type="float">
            <text:p>-153</text:p>
          </table:table-cell>
          <table:table-cell table:style-name="ce2" table:formula="of:=IF([.A45]&gt;0;[.A45];&quot;&quot;)">
            <text:p/>
          </table:table-cell>
          <table:table-cell table:number-columns-repeated="3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3"/>
          <table:table-cell table:style-name="ce2" table:formula="of:=IF([.A46]&lt;0;[.A46];&quot;&quot;)">
            <text:p/>
          </table:table-cell>
          <table:table-cell table:formula="of:=IF([.A46]&gt;0;[.A46];&quot;&quot;)" office:value-type="float" office:value="7098" calcext:value-type="float">
            <text:p>7098</text:p>
          </table:table-cell>
          <table:table-cell table:number-columns-repeated="3"/>
        </table:table-row>
        <table:table-row table:style-name="ro1">
          <table:table-cell office:value-type="float" office:value="-1800" calcext:value-type="float">
            <text:p>-1800</text:p>
          </table:table-cell>
          <table:table-cell table:number-columns-repeated="3"/>
          <table:table-cell table:style-name="ce2" table:formula="of:=IF([.A47]&lt;0;[.A47];&quot;&quot;)" office:value-type="float" office:value="-1800" calcext:value-type="float">
            <text:p>-1800</text:p>
          </table:table-cell>
          <table:table-cell table:formula="of:=IF([.A47]&gt;0;[.A47];&quot;&quot;)">
            <text:p/>
          </table:table-cell>
          <table:table-cell table:number-columns-repeated="3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3"/>
          <table:table-cell table:style-name="ce2" table:formula="of:=IF([.A48]&lt;0;[.A48];&quot;&quot;)">
            <text:p/>
          </table:table-cell>
          <table:table-cell table:formula="of:=IF([.A48]&gt;0;[.A48];&quot;&quot;)" office:value-type="float" office:value="2077" calcext:value-type="float">
            <text:p>2077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  <table:table-cell table:formula="of:=IF([.A49]&lt;0;[.A49];&quot;&quot;)">
            <text:p/>
          </table:table-cell>
          <table:table-cell table:style-name="ce2" table:formula="of:=IF([.A49]&gt;0;[.A49];&quot;&quot;)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otal incomings</text:p>
          </table:table-cell>
          <table:table-cell office:value-type="string" calcext:value-type="string">
            <text:p>Total outgoings</text:p>
          </table:table-cell>
          <table:table-cell office:value-type="string" calcext:value-type="string">
            <text:p>Net: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formula="of:=SUM([.E2:.E49])-5000" office:value-type="float" office:value="-51973" calcext:value-type="float">
            <text:p>-51973</text:p>
          </table:table-cell>
          <table:table-cell table:formula="of:=SUM([.F2:.F49])+5000" office:value-type="float" office:value="77831" calcext:value-type="float">
            <text:p>77831</text:p>
          </table:table-cell>
          <table:table-cell table:formula="of:=[.E51]+[.F51]" office:value-type="float" office:value="25858" calcext:value-type="float">
            <text:p>25858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ransaction name</text:p>
          </table:table-cell>
          <table:table-cell office:value-type="string" calcext:value-type="string">
            <text:p>Outgoings</text:p>
          </table:table-cell>
          <table:table-cell office:value-type="string" calcext:value-type="string">
            <text:p>Incomings</text:p>
          </table:table-cell>
          <table:table-cell/>
        </table:table-row>
        <table:table-row table:style-name="ro1">
          <table:table-cell office:value-type="string" calcext:value-type="string">
            <text:p>Aspirations Grant</text:p>
          </table:table-cell>
          <table:table-cell/>
          <table:table-cell office:value-type="float" office:value="2145" calcext:value-type="float">
            <text:p>2145</text:p>
          </table:table-cell>
          <table:table-cell/>
        </table:table-row>
        <table:table-row table:style-name="ro1">
          <table:table-cell office:value-type="string" calcext:value-type="string">
            <text:p>printer cartridges</text:p>
          </table:table-cell>
          <table:table-cell office:value-type="float" office:value="-4505" calcext:value-type="float">
            <text:p>-4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lease</text:p>
          </table:table-cell>
          <table:table-cell office:value-type="float" office:value="-3920" calcext:value-type="float">
            <text:p>-3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</text:p>
          </table:table-cell>
          <table:table-cell office:value-type="float" office:value="-294" calcext:value-type="float">
            <text:p>-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n</text:p>
          </table:table-cell>
          <table:table-cell/>
          <table:table-cell office:value-type="float" office:value="2552" calcext:value-type="float">
            <text:p>2552</text:p>
          </table:table-cell>
          <table:table-cell/>
        </table:table-row>
        <table:table-row table:style-name="ro1">
          <table:table-cell office:value-type="string" calcext:value-type="string">
            <text:p>forgot to lock up</text:p>
          </table:table-cell>
          <table:table-cell office:value-type="float" office:value="-2538" calcext:value-type="float">
            <text:p>-2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s</text:p>
          </table:table-cell>
          <table:table-cell office:value-type="float" office:value="-3237" calcext:value-type="float">
            <text:p>-3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king (thanks Kim!)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investor</text:p>
          </table:table-cell>
          <table:table-cell/>
          <table:table-cell office:value-type="float" office:value="7553" calcext:value-type="float">
            <text:p>7553</text:p>
          </table:table-cell>
          <table:table-cell/>
        </table:table-row>
        <table:table-row table:style-name="ro1">
          <table:table-cell office:value-type="string" calcext:value-type="string">
            <text:p>sale (tier 1)</text:p>
          </table:table-cell>
          <table:table-cell/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bribe</text:p>
          </table:table-cell>
          <table:table-cell office:value-type="float" office:value="-2912" calcext:value-type="float">
            <text:p>-2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 (tier 1)</text:p>
          </table:table-cell>
          <table:table-cell/>
          <table:table-cell office:value-type="float" office:value="7310" calcext:value-type="float">
            <text:p>7310</text:p>
          </table:table-cell>
          <table:table-cell/>
        </table:table-row>
        <table:table-row table:style-name="ro1">
          <table:table-cell office:value-type="string" calcext:value-type="string">
            <text:p>sale (tier 2)</text:p>
          </table:table-cell>
          <table:table-cell/>
          <table:table-cell office:value-type="float" office:value="4680" calcext:value-type="float">
            <text:p>4680</text:p>
          </table:table-cell>
          <table:table-cell/>
        </table:table-row>
        <table:table-row table:style-name="ro1">
          <table:table-cell office:value-type="string" calcext:value-type="string">
            <text:p>loitering fine</text:p>
          </table:table-cell>
          <table:table-cell office:value-type="float" office:value="-189" calcext:value-type="float">
            <text:p>-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 (tier 1)</text:p>
          </table:table-cell>
          <table:table-cell/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string" calcext:value-type="string">
            <text:p>tax evasion</text:p>
          </table:table-cell>
          <table:table-cell/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suckers forgot to cancel free trial</text:p>
          </table:table-cell>
          <table:table-cell/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string" calcext:value-type="string">
            <text:p>ritual</text:p>
          </table:table-cell>
          <table:table-cell/>
          <table:table-cell office:value-type="float" office:value="666" calcext:value-type="float">
            <text:p>666</text:p>
          </table:table-cell>
          <table:table-cell/>
        </table:table-row>
        <table:table-row table:style-name="ro1">
          <table:table-cell office:value-type="string" calcext:value-type="string">
            <text:p>sales (tier 1)</text:p>
          </table:table-cell>
          <table:table-cell/>
          <table:table-cell office:value-type="float" office:value="2136" calcext:value-type="float">
            <text:p>2136</text:p>
          </table:table-cell>
          <table:table-cell/>
        </table:table-row>
        <table:table-row table:style-name="ro1">
          <table:table-cell office:value-type="string" calcext:value-type="string">
            <text:p>wages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virus subscription</text:p>
          </table:table-cell>
          <table:table-cell office:value-type="float" office:value="-2632" calcext:value-type="float">
            <text:p>-2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y car</text:p>
          </table:table-cell>
          <table:table-cell office:value-type="float" office:value="-2541" calcext:value-type="float">
            <text:p>-2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 (tier 1)</text:p>
          </table:table-cell>
          <table:table-cell/>
          <table:table-cell office:value-type="float" office:value="1904" calcext:value-type="float">
            <text:p>1904</text:p>
          </table:table-cell>
          <table:table-cell/>
        </table:table-row>
        <table:table-row table:style-name="ro1">
          <table:table-cell office:value-type="string" calcext:value-type="string">
            <text:p>sales (tier 1, 2)</text:p>
          </table:table-cell>
          <table:table-cell/>
          <table:table-cell office:value-type="float" office:value="5148" calcext:value-type="float">
            <text:p>5148</text:p>
          </table:table-cell>
          <table:table-cell/>
        </table:table-row>
        <table:table-row table:style-name="ro1">
          <table:table-cell office:value-type="string" calcext:value-type="string">
            <text:p>Public Malady Grant</text:p>
          </table:table-cell>
          <table:table-cell/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string" calcext:value-type="string">
            <text:p>Defeated Aspirations Grant</text:p>
          </table:table-cell>
          <table:table-cell/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sales (tier 1)</text:p>
          </table:table-cell>
          <table:table-cell/>
          <table:table-cell office:value-type="float" office:value="1204" calcext:value-type="float">
            <text:p>1204</text:p>
          </table:table-cell>
          <table:table-cell/>
        </table:table-row>
        <table:table-row table:style-name="ro1">
          <table:table-cell office:value-type="string" calcext:value-type="string">
            <text:p>sales (other)</text:p>
          </table:table-cell>
          <table:table-cell/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ales (assorted)</text:p>
          </table:table-cell>
          <table:table-cell/>
          <table:table-cell office:value-type="float" office:value="5544" calcext:value-type="float">
            <text:p>5544</text:p>
          </table:table-cell>
          <table:table-cell/>
        </table:table-row>
        <table:table-row table:style-name="ro1">
          <table:table-cell office:value-type="string" calcext:value-type="string">
            <text:p>legal fees</text:p>
          </table:table-cell>
          <table:table-cell office:value-type="float" office:value="-4692" calcext:value-type="float">
            <text:p>-4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program</text:p>
          </table:table-cell>
          <table:table-cell office:value-type="float" office:value="-1314" calcext:value-type="float">
            <text:p>-1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 (tier 2)</text:p>
          </table:table-cell>
          <table:table-cell/>
          <table:table-cell office:value-type="float" office:value="2508" calcext:value-type="float">
            <text:p>2508</text:p>
          </table:table-cell>
          <table:table-cell/>
        </table:table-row>
        <table:table-row table:style-name="ro1">
          <table:table-cell office:value-type="string" calcext:value-type="string">
            <text:p>money</text:p>
          </table:table-cell>
          <table:table-cell office:value-type="float" office:value="-36" calcext:value-type="float">
            <text:p>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 (assorted)</text:p>
          </table:table-cell>
          <table:table-cell/>
          <table:table-cell office:value-type="float" office:value="4266" calcext:value-type="float">
            <text:p>4266</text:p>
          </table:table-cell>
          <table:table-cell/>
        </table:table-row>
        <table:table-row table:style-name="ro1">
          <table:table-cell office:value-type="string" calcext:value-type="string">
            <text:p>asset sale</text:p>
          </table:table-cell>
          <table:table-cell/>
          <table:table-cell office:value-type="float" office:value="4576" calcext:value-type="float">
            <text:p>4576</text:p>
          </table:table-cell>
          <table:table-cell/>
        </table:table-row>
        <table:table-row table:style-name="ro1">
          <table:table-cell office:value-type="string" calcext:value-type="string">
            <text:p>sales (assorted)</text:p>
          </table:table-cell>
          <table:table-cell/>
          <table:table-cell office:value-type="float" office:value="2275" calcext:value-type="float">
            <text:p>2275</text:p>
          </table:table-cell>
          <table:table-cell/>
        </table:table-row>
        <table:table-row table:style-name="ro1">
          <table:table-cell office:value-type="string" calcext:value-type="string">
            <text:p>antivirus settlement</text:p>
          </table:table-cell>
          <table:table-cell/>
          <table:table-cell office:value-type="float" office:value="2236" calcext:value-type="float">
            <text:p>2236</text:p>
          </table:table-cell>
          <table:table-cell/>
        </table:table-row>
        <table:table-row table:style-name="ro1">
          <table:table-cell office:value-type="string" calcext:value-type="string">
            <text:p>morale</text:p>
          </table:table-cell>
          <table:table-cell office:value-type="float" office:value="-1596" calcext:value-type="float">
            <text:p>-1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n shark</text:p>
          </table:table-cell>
          <table:table-cell office:value-type="float" office:value="-4959" calcext:value-type="float">
            <text:p>-4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iance</text:p>
          </table:table-cell>
          <table:table-cell office:value-type="float" office:value="-816" calcext:value-type="float">
            <text:p>-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asset growth</text:p>
          </table:table-cell>
          <table:table-cell/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wages</text:p>
          </table:table-cell>
          <table:table-cell office:value-type="float" office:value="-4539" calcext:value-type="float">
            <text:p>-4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 (tier 0)</text:p>
          </table:table-cell>
          <table:table-cell/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paper mache</text:p>
          </table:table-cell>
          <table:table-cell office:value-type="float" office:value="-153" calcext:value-type="float">
            <text:p>-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 (special)</text:p>
          </table:table-cell>
          <table:table-cell/>
          <table:table-cell office:value-type="float" office:value="7098" calcext:value-type="float">
            <text:p>7098</text:p>
          </table:table-cell>
          <table:table-cell/>
        </table:table-row>
        <table:table-row table:style-name="ro1">
          <table:table-cell office:value-type="string" calcext:value-type="string">
            <text:p>investor dividends</text:p>
          </table:table-cell>
          <table:table-cell office:value-type="float" office:value="-1800" calcext:value-type="float">
            <text:p>-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asset growth</text:p>
          </table:table-cell>
          <table:table-cell/>
          <table:table-cell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string" calcext:value-type="string">
            <text:p>investor</text:p>
          </table:table-cell>
          <table:table-cell/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incomings</text:p>
          </table:table-cell>
          <table:table-cell office:value-type="string" calcext:value-type="string">
            <text:p>Total outgoings</text:p>
          </table:table-cell>
          <table:table-cell office:value-type="string" calcext:value-type="string">
            <text:p>Net:</text:p>
          </table:table-cell>
        </table:table-row>
        <table:table-row table:style-name="ro1">
          <table:table-cell/>
          <table:table-cell office:value-type="float" office:value="-51973" calcext:value-type="float">
            <text:p>-51973</text:p>
          </table:table-cell>
          <table:table-cell office:value-type="float" office:value="77831" calcext:value-type="float">
            <text:p>77831</text:p>
          </table:table-cell>
          <table:table-cell office:value-type="float" office:value="25858" calcext:value-type="float">
            <text:p>258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15:16:07.643899005</meta:creation-date>
    <dc:date>2021-11-25T15:59:45.955854641</dc:date>
    <meta:editing-duration>PT1M7S</meta:editing-duration>
    <meta:editing-cycles>1</meta:editing-cycles>
    <meta:generator>LibreOffice/7.2.2.2$Linux_X86_64 LibreOffice_project/20$Build-2</meta:generator>
    <meta:document-statistic meta:table-count="2" meta:cell-count="259" meta:object-count="0"/>
  </office:meta>
</office:document-meta>
</file>